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top="0in" fo:margin-bottom="0.139in" style:contextual-spacing="false"/>
    </style:style>
    <style:style style:name="P3" style:family="paragraph" style:parent-style-name="Standard">
      <style:text-properties fo:language="en" fo:country="US"/>
    </style:style>
    <style:style style:name="P4" style:family="paragraph" style:parent-style-name="Standard" style:list-style-name="WWNum4"/>
    <style:style style:name="P5" style:family="paragraph" style:parent-style-name="Standard" style:list-style-name="L4">
      <style:text-properties fo:color="#000000" officeooo:rsid="002ba058" officeooo:paragraph-rsid="00032f12"/>
    </style:style>
    <style:style style:name="P6" style:family="paragraph" style:parent-style-name="Standard" style:list-style-name="L4">
      <style:text-properties fo:color="#000000" officeooo:rsid="002cd87f" officeooo:paragraph-rsid="00032f12"/>
    </style:style>
    <style:style style:name="P7" style:family="paragraph" style:parent-style-name="Standard">
      <style:paragraph-properties fo:margin-top="0in" fo:margin-bottom="0.139in" style:contextual-spacing="false"/>
      <style:text-properties fo:color="#000000"/>
    </style:style>
    <style:style style:name="P8" style:family="paragraph" style:parent-style-name="Standard" style:list-style-name="L4">
      <style:paragraph-properties fo:margin-top="0in" fo:margin-bottom="0.139in" style:contextual-spacing="false"/>
      <style:text-properties fo:color="#000000" officeooo:rsid="002e22cd" officeooo:paragraph-rsid="00032f12"/>
    </style:style>
    <style:style style:name="P9" style:family="paragraph" style:parent-style-name="Standard" style:list-style-name="L4">
      <style:paragraph-properties fo:margin-top="0in" fo:margin-bottom="0.139in" style:contextual-spacing="false"/>
      <style:text-properties fo:color="#000000" officeooo:rsid="0005a943" officeooo:paragraph-rsid="0005a943"/>
    </style:style>
    <style:style style:name="P10" style:family="paragraph" style:parent-style-name="List_20_Paragraph" style:list-style-name="WWNum2"/>
    <style:style style:name="P11" style:family="paragraph" style:parent-style-name="List_20_Paragraph" style:list-style-name="WWNum3"/>
    <style:style style:name="P12" style:family="paragraph" style:parent-style-name="List_20_Paragraph" style:list-style-name="WWNum1"/>
    <style:style style:name="P13" style:family="paragraph" style:parent-style-name="Heading_20_1" style:master-page-name="Standard">
      <style:paragraph-properties fo:margin-top="0.3335in" fo:margin-bottom="0in" style:contextual-spacing="false" style:page-number="auto"/>
    </style:style>
    <style:style style:name="T1" style:family="text">
      <style:text-properties fo:language="en" fo:country="US"/>
    </style:style>
    <style:style style:name="T2" style:family="text">
      <style:text-properties style:font-name="Wingding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ocumentación</text:h>
      <text:p text:style-name="Standard">17.8.2014</text:p>
      <text:p text:style-name="Standard">Empiezo a etiquetar Mateo. Utilizo </text:p>
      <text:p text:style-name="Standard">Utilizo la siguiente expresión regular:</text:p>
      <text:p text:style-name="P1">(^|[^&gt;A-z])(Jesús)([^&lt;A-z]|$)</text:p>
      <text:p text:style-name="P1">\1&lt;rs key="per1"&gt;\2&lt;/rs&gt;\3</text:p>
      <text:p text:style-name="Standard">Cambiado en general la etiqueta &lt;name&gt; por &lt;rs&gt;</text:p>
      <text:h text:style-name="Heading_20_2" text:outline-level="2">Atributos</text:h>
      <text:h text:style-name="Heading_20_3" text:outline-level="3">type</text:h>
      <text:list xml:id="list70768494553988843" text:style-name="WWNum2">
        <text:list-item>
          <text:p text:style-name="P10">organization</text:p>
        </text:list-item>
        <text:list-item>
          <text:p text:style-name="P10">place</text:p>
        </text:list-item>
        <text:list-item>
          <text:p text:style-name="P10">person</text:p>
        </text:list-item>
      </text:list>
      <text:h text:style-name="Heading_20_3" text:outline-level="3">key</text:h>
      <text:list xml:id="list7769998638836142530" text:style-name="WWNum3">
        <text:list-item>
          <text:p text:style-name="P11">ids en el excel!</text:p>
        </text:list-item>
      </text:list>
      <text:h text:style-name="Heading_20_1" text:outline-level="1">Trabajo por hacer</text:h>
      <text:p text:style-name="Standard">No he puesto en relación el type y el prefijo de si es persona o lugar.</text:p>
      <text:p text:style-name="Standard">Colocar etiquetas en tiempo. Las he ido documentando en una pestaña del Excel.</text:p>
      <text:p text:style-name="Standard">Colocar etiquetas de speech. Casi todas, claro, son de Jesús. Algunos ejemplos para sacar expresiones regulares:</text:p>
      <text:list xml:id="list8818622074879521640" text:style-name="WWNum1">
        <text:list-item>
          <text:p text:style-name="P12">diciendo: "He</text:p>
        </text:list-item>
        <text:list-item>
          <text:p text:style-name="P12">le dijeron: --¿Por qué</text:p>
        </text:list-item>
        <text:list-item>
          <text:p text:style-name="P12">dijo: --Porque</text:p>
        </text:list-item>
        <text:list-item>
          <text:p text:style-name="P12">les dijo: 'Un hombre</text:p>
        </text:list-item>
        <text:list-item>
          <text:p text:style-name="P12">se Cumplió lo dicho por medio del profeta diciendo: Abriré mi</text:p>
        </text:list-item>
      </text:list>
      <text:p text:style-name="Standard">No estaría mal también las narraciones, las parábolas y cosas así. No sé con qué etiqueta :S</text:p>
      <text:p text:style-name="Standard">Una manerade etiquetar automáticamente el speach sería colocar el último atributo de persona, es decir, buscar por la última etiqueta &lt;name y rescatar el atributo key.</text:p>
      <text:p text:style-name="Standard">Si se hace esto, habría que tener en cuenta solo aquellas etiquetas que con el atributo person u organization; y no place!</text:p>
      <text:p text:style-name="Standard">Si se hace eso, hay que tenerse en cuenta que muchas veces el fin del parlmento no se termina de ninguna manera, sencillamente se termina con un punto. Esto significa que si se lleva la etiqueta &lt;sp hasta el final del &lt;seg, habrá que revisarlo porque habrá errores.</text:p>
      <text:h text:style-name="Heading_20_1" text:outline-level="1"><text:soft-page-break/>Dudas</text:h>
      <text:p text:style-name="Standard">Decido no etiquetar los pronombres.</text:p>
      <text:p text:style-name="Standard">Decido no etiquetar los nombres comunes (leproso, suegra, etcétera). Sí queda etiquetado el centurión.</text:p>
      <text:p text:style-name="Standard">Mat 9.1: llegó a su propia ciudad? Nazaret o Belén?</text:p>
      <text:p text:style-name="Standard">Día del juicio y Tribulación de aquellos Días es lo mismo??</text:p>
      <text:p text:style-name="Standard"><office:annotation office:name="__Fieldmark__75_1502658171"><dc:creator>Calvo-Weidt</dc:creator><dc:date>2015-01-08T15:47:00</dc:date><text:sender-initials>C</text:sender-initials><text:list text:style-name=""><text:list-item><text:p/></text:list-item></text:list></office:annotation>En general no se marcan los sustantivos comunes en plural, como "reyes" o "discípulos".<office:annotation-end office:name="__Fieldmark__75_1502658171"/></text:p>
      <text:p text:style-name="Standard">Sí marco "ángeles" y cualquier ángel sin nombre propio con el número 13</text:p>
      <text:p text:style-name="Standard">Mat 12 1: marco sábado? cómo?</text:p>
      <text:p text:style-name="Standard">Hay varias menciones a profeta que habría que desentrañar de manera más compleja que una expresión regular.</text:p>
      <text:p text:style-name="Standard">Espíritu como demonio no lo he marcado. Si lo he hecho con ángel... ¿?</text:p>
      <text:p text:style-name="Standard">Hay varias veces que aparece espíritu en mayúscula y sin una clara referencia a si es al Espíritu Santo, a Dios o a Jesús.</text:p>
      <text:p text:style-name="Standard">Mateo 13.1, hay una referencia al mar. Estaría bien señalar cuál.</text:p>
      <text:p text:style-name="Standard">Mat 13.55, aparece por segunda vez mencionados los hermanos de Jesús: Jacobo, José, Simón Judas.</text:p>
      <text:p text:style-name="Standard">No estoy seguro de qué hacer con los parlamentos (u otras unidades) que duran varios versículos. Ponerlos por encima de los versículos podría sacar problemas con los parlamentos que comienzan en medio de un versículo (cosa muy frecuente). Ponerlos bajo el versículo haría repetir muchíiiiisimas etiquetas...</text:p>
      <text:p text:style-name="Standard">tierra como lugar???</text:p>
      <text:p text:style-name="Standard">Desarrollo de trabajo</text:p>
      <text:p text:style-name="Standard">2014.08.17: Hecho hasta 16</text:p>
      <text:p text:style-name="Standard">Mat.17.1: aparece un monte alto, cuál?</text:p>
      <text:p text:style-name="Standard">2014 08 19: hecho hasta 19</text:p>
      <text:p text:style-name="Standard">Mat.20.18 debería codificar sacerdotes?</text:p>
      <text:p text:style-name="Standard">Mat.20.19 debería codificar escribas?</text:p>
      <text:p text:style-name="Standard">Mat.20.19 : tercer Día? codificar?</text:p>
      <text:p text:style-name="Standard">Mat.21.2 aparece una aldea cerca del monte de los olivos ¿?</text:p>
      <text:p text:style-name="Standard">Mat.21.42 aparecen las escrituras. Habría que codificarlo!!! En Mat.22.36 se menciona "la ley"</text:p>
      <text:p text:style-name="Standard">Mat.22.17 codificado César, aunque no es una persona, sino un puesto!</text:p>
      <text:p text:style-name="Standard"><text:soft-page-break/>Mat.23.16 aparece "Guías" (anteriormente tb en minúscula), parece que es un tipo de cargo, similar a escriba o fariseo.</text:p>
      <text:p text:style-name="Standard">Mat.26.18 se menciona una ciudad ¿?</text:p>
      <text:p text:style-name="Standard">280823: Terminado etiquetación de personas, lugares y organizaciones. Hay que revisar ahora los momentos y sobre todo los speaches!!!!</text:p>
      <text:h text:style-name="Heading_20_2" text:outline-level="2">3.10.2014</text:h>
      <text:p text:style-name="Standard">Después de darle bastantes vueltas, llego a la conclusión de que la mejor manera de encontrar fragmentos de diálogo con la persona hablante en el mismo versículo es con la siguiente expresión regular:</text:p>
      <text:p text:style-name="Standard"><text:tab/><text:tab/><text:span text:style-name="T1">("(per[0-9]+).*?[^=])"([^&gt;].*?[^=])"([^&gt;])</text:span></text:p>
      <text:p text:style-name="P1"><text:tab/><text:tab/>\1&lt;!--revisar--&gt;&lt;sp who="\2"&gt;\3&lt;/sp&gt;\4</text:p>
      <text:p text:style-name="Standard">Mejorada</text:p>
      <text:p text:style-name="Standard"><text:tab/><text:tab/>("(per[0-9]+)((?!"per).)*&gt;[^&lt;]*?)"([^&gt;]*?[^\r])"([^&gt;])</text:p>
      <text:p text:style-name="Standard"><text:tab/><text:tab/>\1&lt;!--revisar--&gt;&lt;sp who="\2"&gt;\4&lt;/sp&gt;\5</text:p>
      <text:p text:style-name="Standard"/>
      <text:p text:style-name="Standard"/>
      <text:p text:style-name="Standard">Para encontrar los diálogos con hablantes antes, utilizo la siguiente expresión regular:</text:p>
      <text:p text:style-name="Standard"><text:tab/><text:tab/><text:span text:style-name="T1">((per[0-9]*)((?!"per).)*&gt;[^&lt;]*?)"([^&gt;]*?[^\r]*)"</text:span></text:p>
      <text:p text:style-name="P1"><text:tab/><text:tab/>\1&lt;!--revisar--&gt;&lt;sp who="\2"&gt;\4&lt;/sp&gt;</text:p>
      <text:p text:style-name="P1"/>
      <text:p text:style-name="Standard"><office:annotation office:name="__Fieldmark__243_1502658171"><dc:creator>Calvo-Weidt</dc:creator><dc:date>2014-10-04T00:23:00</dc:date><text:sender-initials>C</text:sender-initials><text:list text:continue-numbering="true" text:style-name=""><text:list-item><text:p/></text:list-item></text:list></office:annotation>Para encontrar diálogos con hablantes donde no se cierra la cita directamente, utilizo estas expresión regular:</text:p>
      <text:p text:style-name="Standard"><text:tab/><text:tab/><text:span text:style-name="T1">((per[0-9]*)((?!"per).)*&gt;[^&lt;]*?)"([^&gt;]*?[^\r"]*)\r</text:span></text:p>
      <text:p text:style-name="Standard"><text:span text:style-name="T1"><text:tab/><text:tab/>\1&lt;!--revisar--&gt;&lt;sp who="\2"&gt;\4&lt;/sp&gt;</text:span><office:annotation-end office:name="__Fieldmark__243_1502658171"/></text:p>
      <text:p text:style-name="P1"/>
      <text:p text:style-name="Standard">Después de darle una cuantas vueltas, encuentro una mejor manera:</text:p>
      <text:p text:style-name="Standard"><office:annotation office:name="__Fieldmark__271_1502658171"><dc:creator>Calvo-Weidt</dc:creator><dc:date>2014-10-06T00:39:00</dc:date><text:sender-initials>C</text:sender-initials><text:list text:continue-numbering="true" text:style-name=""><text:list-item><text:p/></text:list-item></text:list></office:annotation><text:tab/><text:tab/><text:span text:style-name="T1">(&lt;rs key="(per[0-9]+)"&gt;((?!"per).)*?&gt;[^&lt;]*?)"([^&gt;\r]*?&lt;*.*?)"?$</text:span><office:annotation-end office:name="__Fieldmark__271_1502658171"/></text:p>
      <text:p text:style-name="Standard"><text:span text:style-name="T1"><text:tab/><text:tab/></text:span>\1&lt;!--revisar--&gt;&lt;sp who="\2"&gt;\4&lt;/sp&gt;</text:p>
      <text:p text:style-name="Standard">Explicación</text:p>
      <text:p text:style-name="Standard"><text:tab/><text:tab/>(buscamos la etiqueta &lt;rs key="(per+número)"&gt;después una cadena de caracteres que no contenga "per, después el caracter &gt; después cualquier caracter que no contenga &lt;) después comilla, (después cualquier caracter que no sea ni &gt; ni salto de línea, después &lt; después cualquier caracter y después opcionalmente ")</text:p>
      <text:p text:style-name="Standard"><text:soft-page-break/>Aunque parezca difícil de creer, esto: &gt;[^&lt;]*?)"([^&gt;\r]+?&lt; sirve para buscar comillas que no estén dentro de una tag.</text:p>
      <text:p text:style-name="Standard"/>
      <text:p text:style-name="Standard">Para buscar oraciones con una persona y una --</text:p>
      <text:p text:style-name="Standard"><text:tab/><text:tab/><text:span text:style-name="T1">("(per[0-9]+).*?[^!])--([^&gt;].*?)$</text:span></text:p>
      <text:p text:style-name="P1"><text:tab/><text:tab/>\1&lt;!--revisar--&gt;&lt;sp who="\2"&gt;\3&lt;/sp&gt;</text:p>
      <text:p text:style-name="P1"/>
      <text:p text:style-name="Standard">Para buscar oraciones sin per</text:p>
      <text:p text:style-name="Standard"><text:tab/><text:tab/>("(per[0-9]+).*?[^!])--([^&gt;].*?)$</text:p>
      <text:p text:style-name="Standard"><text:tab/><text:tab/>\1&lt;!--revisar--&gt;&lt;sp who="\2"&gt;\3&lt;/sp&gt;</text:p>
      <text:p text:style-name="Standard">10.11.2014</text:p>
      <text:p text:style-name="Standard">Revisado y codificados los parlamentos hasta el capítulo 7</text:p>
      <text:p text:style-name="Standard">24.11.2014</text:p>
      <text:p text:style-name="Standard">Mat 8:28: región de los gadarenos? qué lugar es?</text:p>
      <text:p text:style-name="Standard">Mateo 9:1: "Llegó a su propia ciudad"? Nazaret?</text:p>
      <text:p text:style-name="Standard">Automatizar "el día del juicio". Tb "fin del mundo"</text:p>
      <text:p text:style-name="Standard">Mateo 14.3: este Felipe es correcto???</text:p>
      <text:p text:style-name="Standard"/>
      <text:h text:style-name="Heading_20_2" text:outline-level="2">26.11.2014</text:h>
      <text:p text:style-name="Standard">Hasta el capítulo 19</text:p>
      <text:p text:style-name="Standard"/>
      <text:h text:style-name="Heading_20_2" text:outline-level="2">7.1.2015:</text:h>
      <text:p text:style-name="Standard">hasta 22.24</text:p>
      <text:p text:style-name="Standard">Hasta 26.51</text:p>
      <text:p text:style-name="Standard"/>
      <text:h text:style-name="Heading_20_2" text:outline-level="2">8.1.2015:</text:h>
      <text:p text:style-name="Standard">Se repite a veces "ancianos del pueblo". Dudo sobre si codificarlo.</text:p>
      <text:p text:style-name="Standard">Muchas veces aparece mencionado los principales sacerdotes y los ancianos de manera seguida. Podríamos etiquetarlos como Sanedrín?</text:p>
      <text:p text:style-name="Standard">Modificados automáticamente los &lt;sp key por &lt;sp who</text:p>
      <text:p text:style-name="Standard">Codificado hasta el final <text:span text:style-name="T2"></text:span> <text:span text:style-name="T2"></text:span>, incluido el primer capítulo con la larguísima geneología.</text:p>
      <text:h text:style-name="Heading_20_2" text:outline-level="2"><text:soft-page-break/>Por hacer</text:h>
      <text:p text:style-name="Standard">Crear esquema de documento.</text:p>
      <text:p text:style-name="Standard">Revisar si he utilizado de la mejor manera las etiquetas de &lt;sp&gt;. ¿Coloco más?</text:p>
      <text:p text:style-name="Standard">Revisar etiqueta &lt;seg&gt;</text:p>
      <text:p text:style-name="Standard"/>
      <text:h text:style-name="Heading_20_2" text:outline-level="2">30.1.2016</text:h>
      <text:p text:style-name="Standard">Se cambia said por q</text:p>
      <text:p text:style-name="Standard">Se coloca un tipo con los siguientes valores:</text:p>
      <text:list xml:id="list3182704571097592005" text:style-name="WWNum4">
        <text:list-item>
          <text:p text:style-name="P4">spoken: por defecto</text:p>
        </text:list-item>
        <text:list-item>
          <text:p text:style-name="P4">written: cuando se señala que debía ser escrito o no puede haber otra opción por el contexto</text:p>
        </text:list-item>
        <text:list-item>
          <text:p text:style-name="P4">unknown: cuando</text:p>
        </text:list-item>
        <text:list-item>
          <text:p text:style-name="P4">dream:</text:p>
        </text:list-item>
        <text:list-item>
          <text:p text:style-name="P4">prayer: </text:p>
        </text:list-item>
        <text:list-item>
          <text:p text:style-name="P4">soCalled: cuando lo señalado es una suposición de la persona</text:p>
        </text:list-item>
        <text:list-item>
          <text:p text:style-name="P4">idea: cuando no se ha dicho, pero se señala como algo que se podría decir o que se dirá</text:p>
        </text:list-item>
      </text:list>
      <text:p text:style-name="Standard"><text:s/>No puedo poner diferentes valores, pero debaría poder.</text:p>
      <text:p text:style-name="P2"/>
      <text:h text:style-name="Heading_20_2" text:outline-level="2">2016.2.13</text:h>
      <text:p text:style-name="P2">Para empezar a preparar Juan utilizo esta búsqueda:</text:p>
      <text:p text:style-name="P2">for $s in distinct-values(//@key) return ($s, distinct-values(//*[@key=$s]))</text:p>
      <text:p text:style-name="P2"/>
      <text:h text:style-name="Heading_20_2" text:outline-level="2">2016.02.20</text:h>
      <text:p text:style-name="P2">Decido reutilizar partes de Mateo para preparar Juan. Saco una lista de las cadenas de texto que están en rs junto con su ids. Para sacar esto utilizo un archivo XSLT llamado id-text.xsl</text:p>
      <text:p text:style-name="P2">Lo limpio mediante expresiones regulares extrayendo aquellas cadenas que tenían varios atributos (sé que se puede hacer programando, pero no me apetecía...).</text:p>
      <text:p text:style-name="P2">Manualmente saco aquellas cadenas que son ambivalentes (María, Juan, Señor, etcétera). Los datos están en /TEIBibel/documentacion/datos/rs con indices de mateo.ods. Aquellas cadenas que no son ambivalentes, las coloco automáticamente mediante un archivo python (TEIBibel/programacion/python/putidsinstrings.py) en Juan. Ese archivo también es bastante mejorable, qué le vamos a hacer...</text:p>
      <text:p text:style-name="P2"><text:soft-page-break/>Hay que revisarlo y además colocar con cuidado las que sí son ambivalentes. Cabría pensar en alguna manera de semiautomatizar también el trabajo con las ambivalentes, por ejemplo sacando aquellas cadenas que en una gran mayor parte de los casos no resultan ambivalentes.</text:p>
      <text:p text:style-name="P2"/>
      <text:h text:style-name="Heading_20_2" text:outline-level="2">2016.03.05</text:h>
      <text:p text:style-name="P2">Para ahorrar tiempo, decido colocar a todos los elementos q el id de Jesús. Pongo como type oral y como recepetor el id más frecuente de Juan hasta el capítulo 9, el de los judíos (org13).</text:p>
      <text:p text:style-name="P2"/>
      <text:p text:style-name="P2">Además hago el siguiente reemplazo desde el capítulo 9</text:p>
      <text:p text:style-name="P7">Buscar:</text:p>
      <text:p text:style-name="P7">(^\t+)(.*?[\W](yo|tú|me|te|mí|tu|estoy|soy|he)[\W].*?)$</text:p>
      <text:p text:style-name="P2">Reemplazar con:</text:p>
      <text:p text:style-name="P7">\1&lt;q who="per1" type="oral" corresp="org13"&gt;\2&lt;/q&gt;</text:p>
      <text:p text:style-name="P2">En:</text:p>
      <text:p text:style-name="P2">ab[not(/q)]/text()</text:p>
      <text:p text:style-name="P7"/>
      <text:h text:style-name="Heading_20_2" text:outline-level="2">30.04.2016</text:h>
      <text:h text:style-name="Heading_20_3" text:outline-level="3">Pasos a revisar antes de subirlo</text:h>
      <text:list xml:id="list6192768711931559599" text:style-name="L4">
        <text:list-item>
          <text:p text:style-name="P5">colocar # en valores de atributos who, key y corresp</text:p>
        </text:list-item>
        <text:list-item>
          <text:p text:style-name="P6">Revisar “(per|org)”</text:p>
        </text:list-item>
        <text:list-item>
          <text:p text:style-name="P6">Quitar cert de capítulos y ponerlo en todo el texto</text:p>
        </text:list-item>
        <text:list-item>
          <text:p text:style-name="P8">Colocar type=”pericope” en div</text:p>
        </text:list-item>
        <text:list-item>
          <text:p text:style-name="P9">Revisar valores por defecto en atributos de rs y q</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1"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1pt" fo:language="es" fo:country="E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ocument_20_Map" style:display-name="Document Map"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Wingdings2"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Wingdings2" style:font-family-complex="Wingdings"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2" style:font-family-complex="Wingdings"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Wingdings2" style:font-family-complex="Wingdings"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3"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6T22:15:00</meta:creation-date>
    <meta:initial-creator>Calvo-Weidt</meta:initial-creator>
    <dc:language>en-US</dc:language>
    <dc:date>2016-04-30T17:38:11.892510825</dc:date>
    <meta:editing-cycles>28</meta:editing-cycles>
    <meta:editing-duration>PT20M51S</meta:editing-duration>
    <meta:generator>LibreOffice/4.2.8.2$Linux_X86_64 LibreOffice_project/420m0$Build-2</meta:generator>
    <meta:document-statistic meta:table-count="0" meta:image-count="0" meta:object-count="0" meta:page-count="6" meta:paragraph-count="136" meta:word-count="1216" meta:character-count="7904" meta:non-whitespace-character-count="6837"/>
    <meta:template xlink:type="simple" xlink:actuate="onRequest" xlink:title="Normal" xlink:href=""/>
  </office:meta>
</office:document-meta>
</file>